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39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26pt" fo:text-shadow="1pt 1pt" style:font-size-asian="26pt" style:font-size-complex="26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26pt" fo:text-shadow="1pt 1pt" style:font-name-asian="Segoe UI" style:font-size-asian="8.5pt" style:font-name-complex="Segoe UI" style:font-size-complex="8.5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850</text:span></text:p>
            <text:p text:style-name="P1"><text:span text:style-name="T2">“</text:span><text:span text:style-name="T2">God of Grace and God of Glor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384cm" svg:height="7.011cm" svg:x="1.778cm" svg:y="0.762cm">
          <draw:text-box>
            <text:p text:style-name="P1"><text:span text:style-name="T3">1. </text:span><text:span text:style-name="T4">God of grace and God of glory,</text:span></text:p>
            <text:p text:style-name="P4"><text:span text:style-name="T4">On Your people pour Your pow’r;</text:span></text:p>
            <text:p text:style-name="P4"><text:span text:style-name="T4">Crown Your ancient Church’s story;</text:span></text:p>
            <text:p text:style-name="P4"><text:span text:style-name="T4">Bring its bud to glorious flow’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5.321cm" svg:x="1.524cm" svg:y="0.762cm">
          <draw:text-box>
            <text:p text:style-name="P1"><text:span text:style-name="T4">Grant us wisdom, grant us courage</text:span></text:p>
            <text:p text:style-name="P4"><text:span text:style-name="T4">For the facing of this hour,</text:span></text:p>
            <text:p text:style-name="P4"><text:span text:style-name="T4">For the facing of this ho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24.892cm" svg:height="7.011cm" svg:x="1.524cm" svg:y="0.809cm">
          <draw:text-box>
            <text:p text:style-name="P6"><text:span text:style-name="T5">2. </text:span><text:span text:style-name="T6">Lo, the hosts of evil round us</text:span><text:span text:style-name="T6"><text:line-break/></text:span><text:span text:style-name="T6">Scorn the Christ, assail His ways!</text:span><text:span text:style-name="T6"><text:line-break/></text:span><text:span text:style-name="T6">From the fears that long have bound us</text:span><text:span text:style-name="T6"><text:line-break/></text:span><text:span text:style-name="T6">Free our hearts to faith and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8" draw:layer="layout" svg:width="24.892cm" svg:height="5.321cm" svg:x="1.524cm" svg:y="1.016cm">
          <draw:text-box>
            <text:p text:style-name="P6"><text:span text:style-name="T6">Grant us wisdom, grant us courage</text:span><text:span text:style-name="T6"><text:line-break/></text:span><text:span text:style-name="T6">For the living of these days,</text:span><text:span text:style-name="T6"><text:line-break/></text:span><text:span text:style-name="T6">For the living of these d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24.892cm" svg:height="7.011cm" svg:x="1.524cm" svg:y="1.016cm">
          <draw:text-box>
            <text:p text:style-name="P6"><text:span text:style-name="T5">3. </text:span><text:span text:style-name="T6">Cure Your children’s warring madness;</text:span><text:span text:style-name="T6"><text:line-break/></text:span><text:span text:style-name="T6">Bend our pride to Your control;</text:span><text:span text:style-name="T6"><text:line-break/></text:span><text:span text:style-name="T6">Shame our wanton, selfish gladness,</text:span><text:span text:style-name="T6"><text:line-break/></text:span><text:span text:style-name="T6">Rich in things and poor in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8" draw:layer="layout" svg:width="24.892cm" svg:height="5.321cm" svg:x="1.524cm" svg:y="0.762cm">
          <draw:text-box>
            <text:p text:style-name="P6"><text:span text:style-name="T6">Grant us wisdom, grant us courage</text:span><text:span text:style-name="T6"><text:line-break/></text:span><text:span text:style-name="T6">Lest we miss Your kingdom’s goal,</text:span><text:span text:style-name="T6"><text:line-break/></text:span><text:span text:style-name="T6">Lest we miss Your kingdom’s go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9" draw:layer="layout" svg:width="24.638cm" svg:height="7.011cm" svg:x="1.524cm" svg:y="0.762cm">
          <draw:text-box>
            <text:p text:style-name="P4"><text:span text:style-name="T5">4. </text:span><text:span text:style-name="T6">Save us from weak resignation</text:span></text:p>
            <text:p text:style-name="P4"><text:span text:style-name="T6">To the evils we deplore;</text:span></text:p>
            <text:p text:style-name="P4"><text:span text:style-name="T6">Let the gift of Your salvation</text:span></text:p>
            <text:p text:style-name="P4"><text:span text:style-name="T6">Be our glory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11" draw:layer="layout" svg:width="24.892cm" svg:height="9.644cm" svg:x="1.524cm" svg:y="0.797cm">
          <draw:text-box>
            <text:p text:style-name="P4"><text:span text:style-name="T6">Grant us wisdom, grant us courage,</text:span></text:p>
            <text:p text:style-name="P4"><text:span text:style-name="T6">Serving You whom we adore,</text:span></text:p>
            <text:p text:style-name="P4"><text:span text:style-name="T6">Serving You whom we adore.</text:span></text:p>
            <text:p text:style-name="P10"><text:span text:style-name="T7"><text:line-break/></text:span><text:span text:style-name="T8"> </text:span></text:p>
            <text:p text:style-name="P10"><text:span text:style-name="T8"/></text:p>
            <text:p text:style-name="P10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1:47:35.540000000</meta:creation-date>
    <dc:date>2018-06-07T15:02:48.354000000</dc:date>
    <meta:editing-duration>PT12M29S</meta:editing-duration>
    <meta:editing-cycles>9</meta:editing-cycles>
    <meta:generator>LibreOffice/6.0.1.1$Windows_X86_64 LibreOffice_project/60bfb1526849283ce2491346ed2aa51c465abfe6</meta:generator>
    <meta:document-statistic meta:object-count="48"/>
  </office:meta>
</office:document-meta>
</file>